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2.571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hatch" draw:fill-color="#e6e6ff" draw:fill-hatch-name="Black_20_45_20_Degrees_20_Wide" draw:fill-hatch-solid="true" fo:min-height="0.258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413cm" svg:height="0.645cm" svg:x="2.54cm" svg:y="2.159cm">
          <draw:text-box>
            <text:p><text:span text:style-name="T1">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159cm" svg:height="0.645cm" svg:x="6.858cm" svg:y="2.159cm">
          <draw:text-box>
            <text:p><text:span text:style-name="T1">slapstick</text:span></text:p>
          </draw:text-box>
        </draw:frame>
        <draw:frame draw:style-name="gr1" draw:text-style-name="P1" xml:id="id5" draw:id="id5" draw:layer="layout" svg:width="2.159cm" svg:height="0.645cm" svg:x="6.858cm" svg:y="3.165cm">
          <draw:text-box>
            <text:p><text:span text:style-name="T1">gross-out</text:span></text:p>
          </draw:text-box>
        </draw:frame>
        <draw:frame draw:style-name="gr1" draw:text-style-name="P1" xml:id="id6" draw:id="id6" draw:layer="layout" svg:width="2.159cm" svg:height="0.645cm" svg:x="6.858cm" svg:y="4.1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5.1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487cm" draw:start-shape="id3" draw:start-glue-point="2" draw:end-shape="id5" draw:end-glue-point="3" svg:d="m6350 1905v1582h508" svg:viewBox="0 0 509 1583">
          <text:p/>
        </draw:connector>
        <draw:connector draw:style-name="gr4" draw:text-style-name="P2" draw:layer="layout" svg:x1="6.35cm" svg:y1="1.905cm" svg:x2="6.858cm" svg:y2="4.513cm" draw:start-shape="id3" draw:start-glue-point="2" draw:end-shape="id6" draw:end-glue-point="3" svg:d="m6350 1905v2608h508" svg:viewBox="0 0 509 2609">
          <text:p/>
        </draw:connector>
        <draw:connector draw:style-name="gr4" draw:text-style-name="P2" draw:layer="layout" svg:x1="6.35cm" svg:y1="1.905cm" svg:x2="6.858cm" svg:y2="5.519cm" draw:start-shape="id3" draw:start-glue-point="2" draw:end-shape="id7" draw:end-glue-point="3" svg:d="m6350 1905v3614h508" svg:viewBox="0 0 509 3615">
          <text:p/>
        </draw:connector>
        <draw:frame draw:style-name="gr1" draw:text-style-name="P1" xml:id="id8" draw:id="id8" draw:layer="layout" svg:width="3.81cm" svg:height="0.645cm" svg:x="6.858cm" svg:y="6.2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6.535cm" draw:start-shape="id3" draw:start-glue-point="2" draw:end-shape="id8" draw:end-glue-point="3" svg:d="m6350 1905v4630h508" svg:viewBox="0 0 509 4631">
          <text:p/>
        </draw:connector>
        <draw:frame draw:style-name="gr1" draw:text-style-name="P1" xml:id="id9" draw:id="id9" draw:layer="layout" svg:width="2.921cm" svg:height="0.645cm" svg:x="6.858cm" svg:y="7.229cm">
          <draw:text-box>
            <text:p><text:span text:style-name="T1">buddy-comedy</text:span></text:p>
          </draw:text-box>
        </draw:frame>
        <draw:connector draw:style-name="gr4" draw:text-style-name="P2" draw:layer="layout" svg:x1="6.35cm" svg:y1="1.905cm" svg:x2="6.858cm" svg:y2="7.551cm" draw:start-shape="id3" draw:start-glue-point="2" draw:end-shape="id9" draw:end-glue-point="3" svg:d="m6350 1905v5646h508" svg:viewBox="0 0 509 5647">
          <text:p/>
        </draw:connector>
        <draw:frame draw:style-name="gr1" draw:text-style-name="P1" xml:id="id10" draw:id="id10" draw:layer="layout" svg:width="2.921cm" svg:height="0.645cm" svg:x="6.858cm" svg:y="8.245cm">
          <draw:text-box>
            <text:p><text:span text:style-name="T1">black-comedy</text:span></text:p>
          </draw:text-box>
        </draw:frame>
        <draw:connector draw:style-name="gr4" draw:text-style-name="P2" draw:layer="layout" svg:x1="6.35cm" svg:y1="1.905cm" svg:x2="6.858cm" svg:y2="8.567cm" draw:start-shape="id3" draw:start-glue-point="2" draw:end-shape="id10" draw:end-glue-point="3" svg:d="m6350 1905v6662h508" svg:viewBox="0 0 509 66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draw:layer="layout" svg:width="3.048cm" svg:height="0.645cm" svg:x="1.143cm" svg:y="5.842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3" draw:id="id13" draw:layer="layout" svg:width="2.286cm" svg:height="0.645cm" svg:x="12.027cm" svg:y="3.038cm">
          <draw:text-box>
            <text:p><text:span text:style-name="T1">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connector draw:style-name="gr4" draw:text-style-name="P2" draw:layer="layout" svg:x1="11.519cm" svg:y1="1.905cm" svg:x2="12.027cm" svg:y2="3.36cm" draw:start-shape="id11" draw:start-glue-point="2" draw:end-shape="id13" draw:end-glue-point="3" svg:d="m11519 1905v1455h508" svg:viewBox="0 0 509 1456">
          <text:p/>
        </draw:connector>
        <draw:frame draw:style-name="gr1" draw:text-style-name="P1" xml:id="id14" draw:id="id14" draw:layer="layout" svg:width="2.921cm" svg:height="0.645cm" svg:x="12.027cm" svg:y="3.937cm">
          <draw:text-box>
            <text:p><text:span text:style-name="T1">motion-capture</text:span></text:p>
          </draw:text-box>
        </draw:frame>
        <draw:connector draw:style-name="gr4" draw:text-style-name="P2" draw:layer="layout" svg:x1="11.519cm" svg:y1="1.905cm" svg:x2="12.027cm" svg:y2="4.259cm" draw:start-shape="id11" draw:start-glue-point="2" draw:end-shape="id14" draw:end-glue-point="3" svg:d="m11519 1905v2354h508" svg:viewBox="0 0 509 2355">
          <text:p/>
        </draw:connector>
        <draw:frame draw:style-name="gr1" draw:text-style-name="P1" draw:layer="layout" svg:width="2.032cm" svg:height="0.645cm" svg:x="1.143cm" svg:y="6.7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7.6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8.5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9.3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0.2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1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0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2.9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3.833cm">
          <draw:text-box>
            <text:p><text:span text:style-name="T1">16 western</text:span></text:p>
          </draw:text-box>
        </draw:frame>
        <draw:frame draw:style-name="gr1" draw:text-style-name="P1" xml:id="id15" draw:id="id15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6" draw:id="id16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8" draw:id="id18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7" draw:id="id17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9" draw:id="id19" draw:layer="layout" svg:width="2.286cm" svg:height="0.645cm" svg:x="18.415cm" svg:y="4.445cm">
          <draw:text-box>
            <text:p><text:span text:style-name="T1">korean-war</text:span></text:p>
          </draw:text-box>
        </draw:frame>
        <draw:frame draw:style-name="gr1" draw:text-style-name="P1" xml:id="id20" draw:id="id20" draw:layer="layout" svg:width="1.905cm" svg:height="0.645cm" svg:x="18.415cm" svg:y="5.324cm">
          <draw:text-box>
            <text:p><text:span text:style-name="T1">civil-war</text:span></text:p>
          </draw:text-box>
        </draw:frame>
        <draw:frame draw:style-name="gr1" draw:text-style-name="P1" xml:id="id21" draw:id="id21" draw:layer="layout" svg:width="3.302cm" svg:height="0.645cm" svg:x="18.415cm" svg:y="6.086cm">
          <draw:text-box>
            <text:p><text:span text:style-name="T1">revolutionary-war</text:span></text:p>
          </draw:text-box>
        </draw:frame>
        <draw:frame draw:style-name="gr1" draw:text-style-name="P1" xml:id="id22" draw:id="id22" draw:layer="layout" svg:width="2.159cm" svg:height="0.645cm" svg:x="18.415cm" svg:y="6.975cm">
          <draw:text-box>
            <text:p><text:span text:style-name="T1">trojan-war</text:span></text:p>
          </draw:text-box>
        </draw:frame>
        <draw:connector draw:style-name="gr4" draw:text-style-name="P2" draw:layer="layout" svg:x1="17.843cm" svg:y1="1.905cm" svg:x2="18.415cm" svg:y2="2.481cm" draw:start-shape="id15" draw:start-glue-point="2" draw:end-shape="id16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5" draw:start-glue-point="2" draw:end-shape="id17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5" draw:start-glue-point="2" draw:end-shape="id18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5" draw:start-glue-point="2" draw:end-shape="id19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5" draw:start-glue-point="2" draw:end-shape="id20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5" draw:start-glue-point="2" draw:end-shape="id21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5" draw:start-glue-point="2" draw:end-shape="id22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4.722cm">
          <draw:text-box>
            <text:p><text:span text:style-name="T1">18 romance</text:span></text:p>
          </draw:text-box>
        </draw:frame>
        <draw:frame draw:style-name="gr1" draw:text-style-name="P1" draw:layer="layout" svg:width="2.033cm" svg:height="0.645cm" svg:x="1.142cm" svg:y="15.611cm">
          <draw:text-box>
            <text:p><text:span text:style-name="T1">19 family</text:span></text:p>
          </draw:text-box>
        </draw:frame>
        <draw:frame draw:style-name="gr1" draw:text-style-name="P1" xml:id="id23" draw:id="id23" draw:layer="layout" svg:width="2.159cm" svg:height="0.645cm" svg:x="22.225cm" svg:y="1.26cm">
          <draw:text-box>
            <text:p><text:span text:style-name="T1">20 sports</text:span></text:p>
          </draw:text-box>
        </draw:frame>
        <draw:frame draw:style-name="gr1" draw:text-style-name="P1" xml:id="id24" draw:id="id24" draw:layer="layout" svg:width="2.159cm" svg:height="0.645cm" svg:x="23.876cm" svg:y="2.159cm">
          <draw:text-box>
            <text:p><text:span text:style-name="T1">baseball</text:span></text:p>
          </draw:text-box>
        </draw:frame>
        <draw:frame draw:style-name="gr1" draw:text-style-name="P1" xml:id="id25" draw:id="id25" draw:layer="layout" svg:width="2.159cm" svg:height="0.645cm" svg:x="23.876cm" svg:y="2.911cm">
          <draw:text-box>
            <text:p><text:span text:style-name="T1">football</text:span></text:p>
          </draw:text-box>
        </draw:frame>
        <draw:frame draw:style-name="gr1" draw:text-style-name="P1" xml:id="id26" draw:id="id26" draw:layer="layout" svg:width="2.159cm" svg:height="0.645cm" svg:x="23.876cm" svg:y="3.673cm">
          <draw:text-box>
            <text:p><text:span text:style-name="T1">hockey</text:span></text:p>
          </draw:text-box>
        </draw:frame>
        <draw:frame draw:style-name="gr1" draw:text-style-name="P1" xml:id="id27" draw:id="id27" draw:layer="layout" svg:width="2.159cm" svg:height="0.645cm" svg:x="23.876cm" svg:y="4.435cm">
          <draw:text-box>
            <text:p><text:span text:style-name="T1">basketball</text:span></text:p>
          </draw:text-box>
        </draw:frame>
        <draw:frame draw:style-name="gr1" draw:text-style-name="P1" xml:id="id28" draw:id="id28" draw:layer="layout" svg:width="2.159cm" svg:height="0.645cm" svg:x="23.876cm" svg:y="5.207cm">
          <draw:text-box>
            <text:p><text:span text:style-name="T1">cycling</text:span></text:p>
          </draw:text-box>
        </draw:frame>
        <draw:frame draw:style-name="gr1" draw:text-style-name="P1" xml:id="id29" draw:id="id29" draw:layer="layout" svg:width="2.159cm" svg:height="0.645cm" svg:x="23.876cm" svg:y="5.959cm">
          <draw:text-box>
            <text:p><text:span text:style-name="T1">pool</text:span></text:p>
          </draw:text-box>
        </draw:frame>
        <draw:frame draw:style-name="gr1" draw:text-style-name="P1" xml:id="id30" draw:id="id30" draw:layer="layout" svg:width="2.159cm" svg:height="0.645cm" svg:x="23.876cm" svg:y="6.721cm">
          <draw:text-box>
            <text:p><text:span text:style-name="T1">rugby</text:span></text:p>
          </draw:text-box>
        </draw:frame>
        <draw:frame draw:style-name="gr1" draw:text-style-name="P1" xml:id="id31" draw:id="id31" draw:layer="layout" svg:width="2.159cm" svg:height="0.645cm" svg:x="23.876cm" svg:y="7.483cm">
          <draw:text-box>
            <text:p><text:span text:style-name="T1">soccer</text:span></text:p>
          </draw:text-box>
        </draw:frame>
        <draw:frame draw:style-name="gr1" draw:text-style-name="P1" xml:id="id32" draw:id="id32" draw:layer="layout" svg:width="2.54cm" svg:height="0.645cm" svg:x="23.876cm" svg:y="8.255cm">
          <draw:text-box>
            <text:p><text:span text:style-name="T1">horse-racing</text:span></text:p>
          </draw:text-box>
        </draw:frame>
        <draw:frame draw:style-name="gr1" draw:text-style-name="P1" xml:id="id33" draw:id="id33" draw:layer="layout" svg:width="2.286cm" svg:height="0.645cm" svg:x="23.876cm" svg:y="9.017cm">
          <draw:text-box>
            <text:p><text:span text:style-name="T1">auto-racing</text:span></text:p>
          </draw:text-box>
        </draw:frame>
        <draw:connector draw:style-name="gr4" draw:text-style-name="P2" draw:layer="layout" svg:x1="23.304cm" svg:y1="1.905cm" svg:x2="23.876cm" svg:y2="2.481cm" draw:start-shape="id23" draw:start-glue-point="2" draw:end-shape="id24" draw:end-glue-point="3" svg:d="m23304 1905v576h572" svg:viewBox="0 0 573 577">
          <text:p/>
        </draw:connector>
        <draw:connector draw:style-name="gr4" draw:text-style-name="P2" draw:layer="layout" svg:x1="23.304cm" svg:y1="1.905cm" svg:x2="23.876cm" svg:y2="3.233cm" draw:start-shape="id23" draw:start-glue-point="2" draw:end-shape="id25" draw:end-glue-point="3" svg:d="m23304 1905v1328h572" svg:viewBox="0 0 573 1329">
          <text:p/>
        </draw:connector>
        <draw:connector draw:style-name="gr4" draw:text-style-name="P2" draw:layer="layout" svg:x1="23.304cm" svg:y1="1.905cm" svg:x2="23.876cm" svg:y2="3.995cm" draw:start-shape="id23" draw:start-glue-point="2" draw:end-shape="id26" draw:end-glue-point="3" svg:d="m23304 1905v2090h572" svg:viewBox="0 0 573 2091">
          <text:p/>
        </draw:connector>
        <draw:connector draw:style-name="gr4" draw:text-style-name="P2" draw:layer="layout" svg:x1="23.304cm" svg:y1="1.905cm" svg:x2="23.876cm" svg:y2="4.757cm" draw:start-shape="id23" draw:start-glue-point="2" draw:end-shape="id27" draw:end-glue-point="3" svg:d="m23304 1905v2852h572" svg:viewBox="0 0 573 2853">
          <text:p/>
        </draw:connector>
        <draw:connector draw:style-name="gr4" draw:text-style-name="P2" draw:layer="layout" svg:x1="23.304cm" svg:y1="1.905cm" svg:x2="23.876cm" svg:y2="5.529cm" draw:start-shape="id23" draw:start-glue-point="2" draw:end-shape="id28" draw:end-glue-point="3" svg:d="m23304 1905v3624h572" svg:viewBox="0 0 573 3625">
          <text:p/>
        </draw:connector>
        <draw:connector draw:style-name="gr4" draw:text-style-name="P2" draw:layer="layout" svg:x1="23.304cm" svg:y1="1.905cm" svg:x2="23.876cm" svg:y2="6.281cm" draw:start-shape="id23" draw:start-glue-point="2" draw:end-shape="id29" draw:end-glue-point="3" svg:d="m23304 1905v4376h572" svg:viewBox="0 0 573 4377">
          <text:p/>
        </draw:connector>
        <draw:connector draw:style-name="gr4" draw:text-style-name="P2" draw:layer="layout" svg:x1="23.304cm" svg:y1="1.905cm" svg:x2="23.876cm" svg:y2="7.043cm" draw:start-shape="id23" draw:start-glue-point="2" draw:end-shape="id30" draw:end-glue-point="3" svg:d="m23304 1905v5138h572" svg:viewBox="0 0 573 5139">
          <text:p/>
        </draw:connector>
        <draw:connector draw:style-name="gr4" draw:text-style-name="P2" draw:layer="layout" svg:x1="23.304cm" svg:y1="1.905cm" svg:x2="23.876cm" svg:y2="7.805cm" draw:start-shape="id23" draw:start-glue-point="2" draw:end-shape="id31" draw:end-glue-point="3" svg:d="m23304 1905v5900h572" svg:viewBox="0 0 573 5901">
          <text:p/>
        </draw:connector>
        <draw:connector draw:style-name="gr4" draw:text-style-name="P2" draw:layer="layout" svg:x1="23.304cm" svg:y1="1.905cm" svg:x2="23.876cm" svg:y2="8.577cm" draw:start-shape="id23" draw:start-glue-point="2" draw:end-shape="id32" draw:end-glue-point="3" svg:d="m23304 1905v6672h572" svg:viewBox="0 0 573 6673">
          <text:p/>
        </draw:connector>
        <draw:connector draw:style-name="gr4" draw:text-style-name="P2" draw:layer="layout" svg:x1="23.304cm" svg:y1="1.905cm" svg:x2="23.876cm" svg:y2="9.339cm" draw:start-shape="id23" draw:start-glue-point="2" draw:end-shape="id33" draw:end-glue-point="3" svg:d="m23304 1905v7434h572" svg:viewBox="0 0 573 7435">
          <text:p/>
        </draw:connector>
        <draw:frame draw:style-name="gr1" draw:text-style-name="P1" xml:id="id34" draw:id="id34" draw:layer="layout" svg:width="1.651cm" svg:height="0.645cm" svg:x="23.876cm" svg:y="9.779cm">
          <draw:text-box>
            <text:p><text:span text:style-name="T1">boxing</text:span></text:p>
          </draw:text-box>
        </draw:frame>
        <draw:frame draw:style-name="gr1" draw:text-style-name="P1" xml:id="id35" draw:id="id35" draw:layer="layout" svg:width="2.667cm" svg:height="0.645cm" svg:x="23.876cm" svg:y="10.541cm">
          <draw:text-box>
            <text:p><text:span text:style-name="T1">figure-skating</text:span></text:p>
          </draw:text-box>
        </draw:frame>
        <draw:connector draw:style-name="gr4" draw:text-style-name="P2" draw:layer="layout" svg:x1="23.304cm" svg:y1="1.905cm" svg:x2="23.876cm" svg:y2="10.101cm" draw:start-shape="id23" draw:start-glue-point="2" draw:end-shape="id34" draw:end-glue-point="3" svg:d="m23304 1905v8196h572" svg:viewBox="0 0 573 8197">
          <text:p/>
        </draw:connector>
        <draw:connector draw:style-name="gr4" draw:text-style-name="P2" draw:layer="layout" svg:x1="23.304cm" svg:y1="1.905cm" svg:x2="23.876cm" svg:y2="10.863cm" draw:start-shape="id23" draw:start-glue-point="2" draw:end-shape="id35" draw:end-glue-point="3" svg:d="m23304 1905v8958h572" svg:viewBox="0 0 573 8959">
          <text:p/>
        </draw:connector>
        <draw:frame draw:style-name="gr1" draw:text-style-name="P1" xml:id="id36" draw:id="id36" draw:layer="layout" svg:width="1.778cm" svg:height="0.645cm" svg:x="23.876cm" svg:y="11.303cm">
          <draw:text-box>
            <text:p><text:span text:style-name="T1">running</text:span></text:p>
          </draw:text-box>
        </draw:frame>
        <draw:connector draw:style-name="gr4" draw:text-style-name="P2" draw:layer="layout" svg:x1="23.304cm" svg:y1="1.905cm" svg:x2="23.876cm" svg:y2="11.625cm" draw:start-shape="id23" draw:start-glue-point="2" draw:end-shape="id36" draw:end-glue-point="3" svg:d="m23304 1905v9720h572" svg:viewBox="0 0 573 9721">
          <text:p/>
        </draw:connector>
        <draw:frame draw:style-name="gr1" draw:text-style-name="P1" xml:id="id37" draw:id="id37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8" draw:id="id38" draw:layer="layout" svg:width="1.143cm" svg:height="0.645cm" svg:x="28.675cm" svg:y="2.149cm">
          <draw:text-box>
            <text:p><text:span text:style-name="T1">b.c.</text:span></text:p>
          </draw:text-box>
        </draw:frame>
        <draw:frame draw:style-name="gr1" draw:text-style-name="P1" xml:id="id39" draw:id="id39" draw:layer="layout" svg:width="2.286cm" svg:height="0.645cm" svg:x="28.675cm" svg:y="2.921cm">
          <draw:text-box>
            <text:p><text:span text:style-name="T1">1st-century</text:span></text:p>
          </draw:text-box>
        </draw:frame>
        <draw:frame draw:style-name="gr1" draw:text-style-name="P1" xml:id="id41" draw:id="id41" draw:layer="layout" svg:width="2.54cm" svg:height="0.645cm" svg:x="28.675cm" svg:y="4.483cm">
          <draw:text-box>
            <text:p><text:span text:style-name="T1">15th-century</text:span></text:p>
          </draw:text-box>
        </draw:frame>
        <draw:frame draw:style-name="gr1" draw:text-style-name="P1" xml:id="id42" draw:id="id42" draw:layer="layout" svg:width="2.54cm" svg:height="0.645cm" svg:x="28.674cm" svg:y="5.283cm">
          <draw:text-box>
            <text:p><text:span text:style-name="T1">16th-century</text:span></text:p>
          </draw:text-box>
        </draw:frame>
        <draw:frame draw:style-name="gr1" draw:text-style-name="P1" xml:id="id43" draw:id="id43" draw:layer="layout" svg:width="2.54cm" svg:height="0.645cm" svg:x="28.674cm" svg:y="6.083cm">
          <draw:text-box>
            <text:p><text:span text:style-name="T1">17th-century</text:span></text:p>
          </draw:text-box>
        </draw:frame>
        <draw:frame draw:style-name="gr1" draw:text-style-name="P1" xml:id="id44" draw:id="id44" draw:layer="layout" svg:width="2.54cm" svg:height="0.645cm" svg:x="28.674cm" svg:y="6.883cm">
          <draw:text-box>
            <text:p><text:span text:style-name="T1">18th-century</text:span></text:p>
          </draw:text-box>
        </draw:frame>
        <draw:frame draw:style-name="gr1" draw:text-style-name="P1" xml:id="id45" draw:id="id45" draw:layer="layout" svg:width="2.54cm" svg:height="0.645cm" svg:x="28.674cm" svg:y="7.683cm">
          <draw:text-box>
            <text:p><text:span text:style-name="T1">19th-century</text:span></text:p>
          </draw:text-box>
        </draw:frame>
        <draw:frame draw:style-name="gr1" draw:text-style-name="P1" xml:id="id46" draw:id="id46" draw:layer="layout" svg:width="2.54cm" svg:height="0.645cm" svg:x="28.674cm" svg:y="8.483cm">
          <draw:text-box>
            <text:p><text:span text:style-name="T1">20th-century</text:span></text:p>
          </draw:text-box>
        </draw:frame>
        <draw:frame draw:style-name="gr1" draw:text-style-name="P1" xml:id="id40" draw:id="id40" draw:layer="layout" svg:width="1.906cm" svg:height="0.645cm" svg:x="28.674cm" svg:y="3.683cm">
          <draw:text-box>
            <text:p><text:span text:style-name="T1">medieval</text:span></text:p>
          </draw:text-box>
        </draw:frame>
        <draw:frame draw:style-name="gr1" draw:text-style-name="P1" xml:id="id47" draw:id="id47" draw:layer="layout" svg:width="1.731cm" svg:height="0.645cm" svg:x="30.473cm" svg:y="9.283cm">
          <draw:text-box>
            <text:p><text:span text:style-name="T1">1900's</text:span></text:p>
          </draw:text-box>
        </draw:frame>
        <draw:frame draw:style-name="gr1" draw:text-style-name="P1" xml:id="id48" draw:id="id48" draw:layer="layout" svg:width="1.731cm" svg:height="0.645cm" svg:x="30.473cm" svg:y="10.083cm">
          <draw:text-box>
            <text:p><text:span text:style-name="T1">1910's</text:span></text:p>
          </draw:text-box>
        </draw:frame>
        <draw:frame draw:style-name="gr1" draw:text-style-name="P1" xml:id="id49" draw:id="id49" draw:layer="layout" svg:width="1.731cm" svg:height="0.645cm" svg:x="30.473cm" svg:y="10.883cm">
          <draw:text-box>
            <text:p><text:span text:style-name="T1">1920's</text:span></text:p>
          </draw:text-box>
        </draw:frame>
        <draw:frame draw:style-name="gr1" draw:text-style-name="P1" xml:id="id50" draw:id="id50" draw:layer="layout" svg:width="1.731cm" svg:height="0.645cm" svg:x="30.473cm" svg:y="11.683cm">
          <draw:text-box>
            <text:p><text:span text:style-name="T1">1930's</text:span></text:p>
          </draw:text-box>
        </draw:frame>
        <draw:frame draw:style-name="gr1" draw:text-style-name="P1" xml:id="id51" draw:id="id51" draw:layer="layout" svg:width="1.731cm" svg:height="0.645cm" svg:x="30.473cm" svg:y="12.483cm">
          <draw:text-box>
            <text:p><text:span text:style-name="T1">1940's</text:span></text:p>
          </draw:text-box>
        </draw:frame>
        <draw:frame draw:style-name="gr1" draw:text-style-name="P1" xml:id="id52" draw:id="id52" draw:layer="layout" svg:width="1.731cm" svg:height="0.645cm" svg:x="30.473cm" svg:y="13.283cm">
          <draw:text-box>
            <text:p><text:span text:style-name="T1">1950's</text:span></text:p>
          </draw:text-box>
        </draw:frame>
        <draw:frame draw:style-name="gr1" draw:text-style-name="P1" xml:id="id53" draw:id="id53" draw:layer="layout" svg:width="1.731cm" svg:height="0.645cm" svg:x="30.473cm" svg:y="14.083cm">
          <draw:text-box>
            <text:p><text:span text:style-name="T1">1960's</text:span></text:p>
          </draw:text-box>
        </draw:frame>
        <draw:frame draw:style-name="gr1" draw:text-style-name="P1" xml:id="id54" draw:id="id54" draw:layer="layout" svg:width="1.731cm" svg:height="0.645cm" svg:x="30.473cm" svg:y="14.883cm">
          <draw:text-box>
            <text:p><text:span text:style-name="T1">1970's</text:span></text:p>
          </draw:text-box>
        </draw:frame>
        <draw:frame draw:style-name="gr1" draw:text-style-name="P1" xml:id="id55" draw:id="id55" draw:layer="layout" svg:width="1.731cm" svg:height="0.645cm" svg:x="30.473cm" svg:y="15.683cm">
          <draw:text-box>
            <text:p><text:span text:style-name="T1">1980's</text:span></text:p>
          </draw:text-box>
        </draw:frame>
        <draw:frame draw:style-name="gr1" draw:text-style-name="P1" xml:id="id56" draw:id="id56" draw:layer="layout" svg:width="1.731cm" svg:height="0.645cm" svg:x="30.473cm" svg:y="16.483cm">
          <draw:text-box>
            <text:p><text:span text:style-name="T1">1990's</text:span></text:p>
          </draw:text-box>
        </draw:frame>
        <draw:connector draw:style-name="gr4" draw:text-style-name="P2" draw:layer="layout" svg:x1="28.104cm" svg:y1="1.905cm" svg:x2="28.675cm" svg:y2="2.471cm" draw:start-shape="id37" draw:start-glue-point="2" draw:end-shape="id38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7" draw:start-glue-point="2" draw:end-shape="id39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7" draw:start-glue-point="2" draw:end-shape="id40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7" draw:start-glue-point="2" draw:end-shape="id41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7" draw:start-glue-point="2" draw:end-shape="id42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7" draw:start-glue-point="2" draw:end-shape="id43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7" draw:start-glue-point="2" draw:end-shape="id44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7" draw:start-glue-point="2" draw:end-shape="id45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7" draw:start-glue-point="2" draw:end-shape="id46" draw:end-glue-point="3" svg:d="m28104 1905v6900h570" svg:viewBox="0 0 571 6901">
          <text:p/>
        </draw:connector>
        <draw:connector draw:style-name="gr4" draw:text-style-name="P2" draw:layer="layout" svg:x1="29.944cm" svg:y1="9.128cm" svg:x2="30.473cm" svg:y2="9.605cm" draw:start-shape="id46" draw:start-glue-point="2" draw:end-shape="id47" draw:end-glue-point="3" svg:d="m29944 9128v477h529" svg:viewBox="0 0 530 478">
          <text:p/>
        </draw:connector>
        <draw:connector draw:style-name="gr4" draw:text-style-name="P2" draw:layer="layout" svg:x1="29.944cm" svg:y1="9.128cm" svg:x2="30.473cm" svg:y2="10.405cm" draw:start-shape="id46" draw:start-glue-point="2" draw:end-shape="id48" draw:end-glue-point="3" svg:d="m29944 9128v1277h529" svg:viewBox="0 0 530 1278">
          <text:p/>
        </draw:connector>
        <draw:connector draw:style-name="gr4" draw:text-style-name="P2" draw:layer="layout" svg:x1="29.944cm" svg:y1="9.128cm" svg:x2="30.473cm" svg:y2="11.205cm" draw:start-shape="id46" draw:start-glue-point="2" draw:end-shape="id49" draw:end-glue-point="3" svg:d="m29944 9128v2077h529" svg:viewBox="0 0 530 2078">
          <text:p/>
        </draw:connector>
        <draw:connector draw:style-name="gr4" draw:text-style-name="P2" draw:layer="layout" svg:x1="29.944cm" svg:y1="9.128cm" svg:x2="30.473cm" svg:y2="12.005cm" draw:start-shape="id46" draw:start-glue-point="2" draw:end-shape="id50" draw:end-glue-point="3" svg:d="m29944 9128v2877h529" svg:viewBox="0 0 530 2878">
          <text:p/>
        </draw:connector>
        <draw:connector draw:style-name="gr4" draw:text-style-name="P2" draw:layer="layout" svg:x1="29.944cm" svg:y1="9.128cm" svg:x2="30.473cm" svg:y2="12.805cm" draw:start-shape="id46" draw:start-glue-point="2" draw:end-shape="id51" draw:end-glue-point="3" svg:d="m29944 9128v3677h529" svg:viewBox="0 0 530 3678">
          <text:p/>
        </draw:connector>
        <draw:connector draw:style-name="gr4" draw:text-style-name="P2" draw:layer="layout" svg:x1="29.944cm" svg:y1="9.128cm" svg:x2="30.473cm" svg:y2="13.605cm" draw:start-shape="id46" draw:start-glue-point="2" draw:end-shape="id52" draw:end-glue-point="3" svg:d="m29944 9128v4477h529" svg:viewBox="0 0 530 4478">
          <text:p/>
        </draw:connector>
        <draw:connector draw:style-name="gr4" draw:text-style-name="P2" draw:layer="layout" svg:x1="29.944cm" svg:y1="9.128cm" svg:x2="30.473cm" svg:y2="14.405cm" draw:start-shape="id46" draw:start-glue-point="2" draw:end-shape="id53" draw:end-glue-point="3" svg:d="m29944 9128v5277h529" svg:viewBox="0 0 530 5278">
          <text:p/>
        </draw:connector>
        <draw:connector draw:style-name="gr4" draw:text-style-name="P2" draw:layer="layout" svg:x1="29.944cm" svg:y1="9.128cm" svg:x2="30.473cm" svg:y2="15.205cm" draw:start-shape="id46" draw:start-glue-point="2" draw:end-shape="id54" draw:end-glue-point="3" svg:d="m29944 9128v6077h529" svg:viewBox="0 0 530 6078">
          <text:p/>
        </draw:connector>
        <draw:connector draw:style-name="gr4" draw:text-style-name="P2" draw:layer="layout" svg:x1="29.944cm" svg:y1="9.128cm" svg:x2="30.473cm" svg:y2="16.005cm" draw:start-shape="id46" draw:start-glue-point="2" draw:end-shape="id55" draw:end-glue-point="3" svg:d="m29944 9128v6877h529" svg:viewBox="0 0 530 6878">
          <text:p/>
        </draw:connector>
        <draw:connector draw:style-name="gr4" draw:text-style-name="P2" draw:layer="layout" svg:x1="29.944cm" svg:y1="9.128cm" svg:x2="30.473cm" svg:y2="16.805cm" draw:start-shape="id46" draw:start-glue-point="2" draw:end-shape="id56" draw:end-glue-point="3" svg:d="m29944 9128v7677h529" svg:viewBox="0 0 530 7678">
          <text:p/>
        </draw:connector>
        <draw:frame draw:style-name="gr1" draw:text-style-name="P1" draw:layer="layout" svg:width="2.541cm" svg:height="0.645cm" svg:x="1.142cm" svg:y="16.4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7.2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8.011cm">
          <draw:text-box>
            <text:p><text:span text:style-name="T1">24 political</text:span></text:p>
          </draw:text-box>
        </draw:frame>
        <draw:frame draw:style-name="gr1" draw:text-style-name="P1" xml:id="id57" draw:id="id57" draw:layer="layout" svg:width="2.032cm" svg:height="0.645cm" svg:x="5.461cm" svg:y="9.369cm">
          <draw:text-box>
            <text:p><text:span text:style-name="T1">25 crime</text:span></text:p>
          </draw:text-box>
        </draw:frame>
        <draw:frame draw:style-name="gr1" draw:text-style-name="P1" xml:id="id58" draw:id="id58" draw:layer="layout" svg:width="1.778cm" svg:height="0.645cm" svg:x="7.112cm" svg:y="10.168cm">
          <draw:text-box>
            <text:p><text:span text:style-name="T1">murder</text:span></text:p>
          </draw:text-box>
        </draw:frame>
        <draw:frame draw:style-name="gr1" draw:text-style-name="P1" xml:id="id59" draw:id="id59" draw:layer="layout" svg:width="1.778cm" svg:height="0.645cm" svg:x="7.111cm" svg:y="10.968cm">
          <draw:text-box>
            <text:p><text:span text:style-name="T1">stealing</text:span></text:p>
          </draw:text-box>
        </draw:frame>
        <draw:frame draw:style-name="gr1" draw:text-style-name="P1" xml:id="id60" draw:id="id60" draw:layer="layout" svg:width="1.778cm" svg:height="0.645cm" svg:x="8.636cm" svg:y="11.782cm">
          <draw:text-box>
            <text:p><text:span text:style-name="T1">burglary</text:span></text:p>
          </draw:text-box>
        </draw:frame>
        <draw:frame draw:style-name="gr1" draw:text-style-name="P1" xml:id="id61" draw:id="id61" draw:layer="layout" svg:width="1.778cm" svg:height="0.645cm" svg:x="8.636cm" svg:y="12.544cm">
          <draw:text-box>
            <text:p><text:span text:style-name="T1">robbery</text:span></text:p>
          </draw:text-box>
        </draw:frame>
        <draw:frame draw:style-name="gr1" draw:text-style-name="P1" xml:id="id78" draw:id="id78" draw:layer="layout" svg:width="2.794cm" svg:height="0.645cm" svg:x="9.952cm" svg:y="13.325cm">
          <draw:text-box>
            <text:p><text:span text:style-name="T1">bank-robbery</text:span></text:p>
          </draw:text-box>
        </draw:frame>
        <draw:connector draw:style-name="gr4" draw:text-style-name="P2" draw:layer="layout" svg:x1="6.477cm" svg:y1="10.014cm" svg:x2="7.112cm" svg:y2="10.49cm" draw:start-shape="id57" draw:start-glue-point="2" draw:end-shape="id58" draw:end-glue-point="3" svg:d="m6477 10014v476h635" svg:viewBox="0 0 636 477">
          <text:p/>
        </draw:connector>
        <draw:connector draw:style-name="gr4" draw:text-style-name="P2" draw:layer="layout" svg:x1="6.477cm" svg:y1="10.014cm" svg:x2="7.111cm" svg:y2="11.29cm" draw:start-shape="id57" draw:start-glue-point="2" draw:end-shape="id59" draw:end-glue-point="3" svg:d="m6477 10014v1276h634" svg:viewBox="0 0 635 1277">
          <text:p/>
        </draw:connector>
        <draw:connector draw:style-name="gr4" draw:text-style-name="P2" draw:layer="layout" svg:x1="8cm" svg:y1="11.613cm" svg:x2="8.636cm" svg:y2="12.104cm" draw:start-shape="id59" draw:start-glue-point="2" draw:end-shape="id60" draw:end-glue-point="3" svg:d="m8000 11613v491h636" svg:viewBox="0 0 637 492">
          <text:p/>
        </draw:connector>
        <draw:connector draw:style-name="gr4" draw:text-style-name="P2" draw:layer="layout" svg:x1="8cm" svg:y1="11.613cm" svg:x2="8.636cm" svg:y2="12.866cm" draw:start-shape="id59" draw:start-glue-point="2" draw:end-shape="id61" draw:end-glue-point="3" svg:d="m8000 11613v1253h636" svg:viewBox="0 0 637 1254">
          <text:p/>
        </draw:connector>
        <draw:frame draw:style-name="gr1" draw:text-style-name="P1" xml:id="id62" draw:id="id62" draw:layer="layout" svg:width="3.558cm" svg:height="0.645cm" svg:x="7.11cm" svg:y="14.768cm">
          <draw:text-box>
            <text:p><text:span text:style-name="T1">77 organized-crime</text:span></text:p>
          </draw:text-box>
        </draw:frame>
        <draw:connector draw:style-name="gr4" draw:text-style-name="P2" draw:layer="layout" svg:x1="6.477cm" svg:y1="10.014cm" svg:x2="7.11cm" svg:y2="15.09cm" draw:start-shape="id57" draw:start-glue-point="2" draw:end-shape="id62" draw:end-glue-point="3" svg:d="m6477 10014v5076h633" svg:viewBox="0 0 634 5077">
          <text:p/>
        </draw:connector>
        <draw:frame draw:style-name="gr1" draw:text-style-name="P1" xml:id="id63" draw:id="id63" draw:layer="layout" svg:width="2.54cm" svg:height="0.645cm" svg:x="7.112cm" svg:y="16.257cm">
          <draw:text-box>
            <text:p><text:span text:style-name="T1">drug-dealing</text:span></text:p>
          </draw:text-box>
        </draw:frame>
        <draw:connector draw:style-name="gr4" draw:text-style-name="P2" draw:layer="layout" svg:x1="6.477cm" svg:y1="10.014cm" svg:x2="7.112cm" svg:y2="16.579cm" draw:start-shape="id57" draw:start-glue-point="2" draw:end-shape="id63" draw:end-glue-point="3" svg:d="m6477 10014v6565h635" svg:viewBox="0 0 636 6566">
          <text:p/>
        </draw:connector>
        <draw:frame draw:style-name="gr1" draw:text-style-name="P1" xml:id="id64" draw:id="id64" draw:layer="layout" svg:width="1.524cm" svg:height="0.645cm" svg:x="7.112cm" svg:y="17.029cm">
          <draw:text-box>
            <text:p><text:span text:style-name="T1">gangs</text:span></text:p>
          </draw:text-box>
        </draw:frame>
        <draw:connector draw:style-name="gr4" draw:text-style-name="P2" draw:layer="layout" svg:x1="6.477cm" svg:y1="10.014cm" svg:x2="7.112cm" svg:y2="17.351cm" draw:start-shape="id57" draw:start-glue-point="2" draw:end-shape="id64" draw:end-glue-point="3" svg:d="m6477 10014v7337h635" svg:viewBox="0 0 636 7338">
          <text:p/>
        </draw:connector>
        <draw:frame draw:style-name="gr1" draw:text-style-name="P1" xml:id="id65" draw:id="id65" draw:layer="layout" svg:width="2.286cm" svg:height="0.645cm" svg:x="7.112cm" svg:y="17.781cm">
          <draw:text-box>
            <text:p><text:span text:style-name="T1">kidnapping</text:span></text:p>
          </draw:text-box>
        </draw:frame>
        <draw:frame draw:style-name="gr1" draw:text-style-name="P1" xml:id="id66" draw:id="id66" draw:layer="layout" svg:width="3.048cm" svg:height="0.645cm" svg:x="8.89cm" svg:y="18.543cm">
          <draw:text-box>
            <text:p><text:span text:style-name="T1">child-abduction</text:span></text:p>
          </draw:text-box>
        </draw:frame>
        <draw:frame draw:style-name="gr1" draw:text-style-name="P1" xml:id="id67" draw:id="id67" draw:layer="layout" svg:width="3.048cm" svg:height="0.645cm" svg:x="8.89cm" svg:y="19.315cm">
          <draw:text-box>
            <text:p><text:span text:style-name="T1">human-trafficing</text:span></text:p>
          </draw:text-box>
        </draw:frame>
        <draw:connector draw:style-name="gr4" draw:text-style-name="P2" draw:layer="layout" svg:x1="6.477cm" svg:y1="10.014cm" svg:x2="7.112cm" svg:y2="18.103cm" draw:start-shape="id57" draw:start-glue-point="2" draw:end-shape="id65" draw:end-glue-point="3" svg:d="m6477 10014v8089h635" svg:viewBox="0 0 636 8090">
          <text:p/>
        </draw:connector>
        <draw:connector draw:style-name="gr4" draw:text-style-name="P2" draw:layer="layout" svg:x1="8.255cm" svg:y1="18.426cm" svg:x2="8.89cm" svg:y2="18.865cm" draw:start-shape="id65" draw:start-glue-point="2" draw:end-shape="id66" draw:end-glue-point="3" svg:d="m8255 18426v439h635" svg:viewBox="0 0 636 440">
          <text:p/>
        </draw:connector>
        <draw:connector draw:style-name="gr4" draw:text-style-name="P2" draw:layer="layout" svg:x1="8.255cm" svg:y1="18.426cm" svg:x2="8.89cm" svg:y2="19.637cm" draw:start-shape="id65" draw:start-glue-point="2" draw:end-shape="id67" draw:end-glue-point="3" svg:d="m8255 18426v1211h635" svg:viewBox="0 0 636 1212">
          <text:p/>
        </draw:connector>
        <draw:frame draw:style-name="gr1" draw:text-style-name="P1" xml:id="id68" draw:id="id68" draw:layer="layout" svg:width="2.161cm" svg:height="0.645cm" svg:x="7.11cm" svg:y="20.068cm">
          <draw:text-box>
            <text:p><text:span text:style-name="T1">con-artist</text:span></text:p>
          </draw:text-box>
        </draw:frame>
        <draw:connector draw:style-name="gr4" draw:text-style-name="P2" draw:layer="layout" svg:x1="6.477cm" svg:y1="10.014cm" svg:x2="7.11cm" svg:y2="20.39cm" draw:start-shape="id57" draw:start-glue-point="2" draw:end-shape="id68" draw:end-glue-point="3" svg:d="m6477 10014v10376h633" svg:viewBox="0 0 634 10377">
          <text:p/>
        </draw:connector>
        <draw:frame draw:style-name="gr1" draw:text-style-name="P1" xml:id="id69" draw:id="id69" draw:layer="layout" svg:width="2.669cm" svg:height="0.645cm" svg:x="7.11cm" svg:y="20.868cm">
          <draw:text-box>
            <text:p><text:span text:style-name="T1">stolen-identity</text:span></text:p>
          </draw:text-box>
        </draw:frame>
        <draw:connector draw:style-name="gr4" draw:text-style-name="P2" draw:layer="layout" svg:x1="6.477cm" svg:y1="10.014cm" svg:x2="7.11cm" svg:y2="21.19cm" draw:start-shape="id57" draw:start-glue-point="2" draw:end-shape="id69" draw:end-glue-point="3" svg:d="m6477 10014v11176h633" svg:viewBox="0 0 634 11177">
          <text:p/>
        </draw:connector>
        <draw:frame draw:style-name="gr1" draw:text-style-name="P1" xml:id="id70" draw:id="id70" draw:layer="layout" svg:width="2.669cm" svg:height="0.645cm" svg:x="7.11cm" svg:y="21.668cm">
          <draw:text-box>
            <text:p><text:span text:style-name="T1">prostitution</text:span></text:p>
          </draw:text-box>
        </draw:frame>
        <draw:connector draw:style-name="gr4" draw:text-style-name="P2" draw:layer="layout" svg:x1="6.477cm" svg:y1="10.014cm" svg:x2="7.11cm" svg:y2="21.99cm" draw:start-shape="id57" draw:start-glue-point="2" draw:end-shape="id70" draw:end-glue-point="3" svg:d="m6477 10014v11976h633" svg:viewBox="0 0 634 11977">
          <text:p/>
        </draw:connector>
        <draw:frame draw:style-name="gr1" draw:text-style-name="P1" xml:id="id71" draw:id="id71" draw:layer="layout" svg:width="1.272cm" svg:height="0.645cm" svg:x="7.11cm" svg:y="22.468cm">
          <draw:text-box>
            <text:p><text:span text:style-name="T1">rape</text:span></text:p>
          </draw:text-box>
        </draw:frame>
        <draw:connector draw:style-name="gr4" draw:text-style-name="P2" draw:layer="layout" svg:x1="6.477cm" svg:y1="10.014cm" svg:x2="7.11cm" svg:y2="22.79cm" draw:start-shape="id57" draw:start-glue-point="2" draw:end-shape="id71" draw:end-glue-point="3" svg:d="m6477 10014v12776h633" svg:viewBox="0 0 634 12777">
          <text:p/>
        </draw:connector>
        <draw:frame draw:style-name="gr1" draw:text-style-name="P1" xml:id="id72" draw:id="id72" draw:layer="layout" svg:width="3.304cm" svg:height="0.645cm" svg:x="7.11cm" svg:y="23.268cm">
          <draw:text-box>
            <text:p><text:span text:style-name="T1">white-collar-crime</text:span></text:p>
          </draw:text-box>
        </draw:frame>
        <draw:connector draw:style-name="gr4" draw:text-style-name="P2" draw:layer="layout" svg:x1="6.477cm" svg:y1="10.014cm" svg:x2="7.11cm" svg:y2="23.59cm" draw:start-shape="id57" draw:start-glue-point="2" draw:end-shape="id72" draw:end-glue-point="3" svg:d="m6477 10014v13576h633" svg:viewBox="0 0 634 13577">
          <text:p/>
        </draw:connector>
        <draw:frame draw:style-name="gr1" draw:text-style-name="P1" xml:id="id73" draw:id="id73" draw:layer="layout" svg:width="3.558cm" svg:height="0.645cm" svg:x="7.11cm" svg:y="24.068cm">
          <draw:text-box>
            <text:p><text:span text:style-name="T1">domestic-violence</text:span></text:p>
          </draw:text-box>
        </draw:frame>
        <draw:connector draw:style-name="gr4" draw:text-style-name="P2" draw:layer="layout" svg:x1="6.477cm" svg:y1="10.014cm" svg:x2="7.11cm" svg:y2="24.39cm" draw:start-shape="id57" draw:start-glue-point="2" draw:end-shape="id73" draw:end-glue-point="3" svg:d="m6477 10014v14376h633" svg:viewBox="0 0 634 14377">
          <text:p/>
        </draw:connector>
        <draw:frame draw:style-name="gr1" draw:text-style-name="P1" xml:id="id74" draw:id="id74" draw:layer="layout" svg:width="2.16cm" svg:height="0.645cm" svg:x="8.635cm" svg:y="14.044cm">
          <draw:text-box>
            <text:p><text:span text:style-name="T1">auto-theft</text:span></text:p>
          </draw:text-box>
        </draw:frame>
        <draw:connector draw:style-name="gr4" draw:text-style-name="P2" draw:layer="layout" svg:x1="8cm" svg:y1="11.613cm" svg:x2="8.635cm" svg:y2="14.366cm" draw:start-shape="id59" draw:start-glue-point="2" draw:end-shape="id74" draw:end-glue-point="3" svg:d="m8000 11613v2753h635" svg:viewBox="0 0 636 2754">
          <text:p/>
        </draw:connector>
        <draw:frame draw:style-name="gr1" draw:text-style-name="P1" xml:id="id75" draw:id="id75" draw:layer="layout" svg:width="2.16cm" svg:height="0.645cm" svg:x="9.534cm" svg:y="15.544cm">
          <draw:text-box>
            <text:p><text:span text:style-name="T1">gangster</text:span></text:p>
          </draw:text-box>
        </draw:frame>
        <draw:connector draw:style-name="gr4" draw:text-style-name="P2" draw:layer="layout" svg:x1="8.889cm" svg:y1="15.413cm" svg:x2="9.534cm" svg:y2="15.866cm" draw:start-shape="id62" draw:start-glue-point="2" draw:end-shape="id75" draw:end-glue-point="3" svg:d="m8889 15413v453h645" svg:viewBox="0 0 646 454">
          <text:p/>
        </draw:connector>
        <draw:frame draw:style-name="gr1" draw:text-style-name="P1" xml:id="id100" draw:id="id100" draw:layer="layout" svg:width="2.033cm" svg:height="0.645cm" svg:x="12.0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18.8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19.6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0.4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1.2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2.0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2.8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3.6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4.4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5.211cm">
          <draw:text-box>
            <text:p><text:span text:style-name="T1">38 new-york-city</text:span></text:p>
          </draw:text-box>
        </draw:frame>
        <draw:frame draw:style-name="gr1" draw:text-style-name="P1" xml:id="id76" draw:id="id76" draw:layer="layout" svg:width="2.286cm" svg:height="0.645cm" svg:x="11.684cm" svg:y="6.213cm">
          <draw:text-box>
            <text:p><text:span text:style-name="T1">42 oregon</text:span></text:p>
          </draw:text-box>
        </draw:frame>
        <draw:frame draw:style-name="gr1" draw:text-style-name="P1" xml:id="id77" draw:id="id77" draw:layer="layout" svg:width="2.286cm" svg:height="0.645cm" svg:x="13.383cm" svg:y="7.013cm">
          <draw:text-box>
            <text:p><text:span text:style-name="T1">39 portland</text:span></text:p>
          </draw:text-box>
        </draw:frame>
        <draw:connector draw:style-name="gr4" draw:text-style-name="P2" draw:layer="layout" svg:x1="12.827cm" svg:y1="6.858cm" svg:x2="13.383cm" svg:y2="7.335cm" draw:start-shape="id76" draw:start-glue-point="2" draw:end-shape="id77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6.0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6.8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7.6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28.4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0.0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9 offensive</text:span></text:p>
          </draw:text-box>
        </draw:frame>
        <draw:frame draw:style-name="gr1" draw:text-style-name="P1" xml:id="id80" draw:id="id80" draw:layer="layout" svg:width="4.091cm" svg:height="0.645cm" svg:x="13.827cm" svg:y="9.388cm">
          <draw:text-box>
            <text:p><text:span text:style-name="T1">50 christian/christianity</text:span></text:p>
          </draw:text-box>
        </draw:frame>
        <draw:connector draw:style-name="gr4" draw:text-style-name="P2" draw:layer="layout" svg:x1="9.525cm" svg:y1="13.189cm" svg:x2="9.952cm" svg:y2="13.647cm" draw:start-shape="id61" draw:start-glue-point="2" draw:end-shape="id78" draw:end-glue-point="3" svg:d="m9525 13189v458h427" svg:viewBox="0 0 428 459">
          <text:p/>
        </draw:connector>
        <draw:frame draw:style-name="gr1" draw:text-style-name="P1" xml:id="id79" draw:id="id79" draw:layer="layout" svg:width="3.175cm" svg:height="0.645cm" svg:x="11.43cm" svg:y="8.636cm">
          <draw:text-box>
            <text:p><text:span text:style-name="T1">spiritual/religion</text:span></text:p>
          </draw:text-box>
        </draw:frame>
        <draw:frame draw:style-name="gr1" draw:text-style-name="P1" xml:id="id81" draw:id="id81" draw:layer="layout" svg:width="3.837cm" svg:height="0.645cm" svg:x="13.827cm" svg:y="10.188cm">
          <draw:text-box>
            <text:p><text:span text:style-name="T1">catholic/catholicism</text:span></text:p>
          </draw:text-box>
        </draw:frame>
        <draw:frame draw:style-name="gr1" draw:text-style-name="P1" xml:id="id82" draw:id="id82" draw:layer="layout" svg:width="1.932cm" svg:height="0.645cm" svg:x="13.827cm" svg:y="10.988cm">
          <draw:text-box>
            <text:p><text:span text:style-name="T1">mormon</text:span></text:p>
          </draw:text-box>
        </draw:frame>
        <draw:connector draw:style-name="gr4" draw:text-style-name="P2" draw:layer="layout" svg:x1="13.017cm" svg:y1="9.281cm" svg:x2="13.827cm" svg:y2="9.71cm" draw:start-shape="id79" draw:start-glue-point="2" draw:end-shape="id80" draw:end-glue-point="3" svg:d="m13017 9281v429h810" svg:viewBox="0 0 811 430">
          <text:p/>
        </draw:connector>
        <draw:connector draw:style-name="gr4" draw:text-style-name="P2" draw:layer="layout" svg:x1="13.017cm" svg:y1="9.281cm" svg:x2="13.827cm" svg:y2="10.51cm" draw:start-shape="id79" draw:start-glue-point="2" draw:end-shape="id81" draw:end-glue-point="3" svg:d="m13017 9281v1229h810" svg:viewBox="0 0 811 1230">
          <text:p/>
        </draw:connector>
        <draw:connector draw:style-name="gr4" draw:text-style-name="P2" draw:layer="layout" svg:x1="13.017cm" svg:y1="9.281cm" svg:x2="13.827cm" svg:y2="11.31cm" draw:start-shape="id79" draw:start-glue-point="2" draw:end-shape="id82" draw:end-glue-point="3" svg:d="m13017 9281v2029h810" svg:viewBox="0 0 811 2030">
          <text:p/>
        </draw:connector>
        <draw:frame draw:style-name="gr1" draw:text-style-name="P1" draw:layer="layout" svg:width="2.667cm" svg:height="0.645cm" svg:x="5.207cm" svg:y="26.025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83" draw:id="id83" draw:layer="layout" svg:width="2.991cm" svg:height="0.645cm" svg:x="14.916cm" svg:y="13.725cm">
          <draw:text-box>
            <text:p><text:span text:style-name="T1">natural-disaster</text:span></text:p>
          </draw:text-box>
        </draw:frame>
        <draw:frame draw:style-name="gr1" draw:text-style-name="P1" xml:id="id84" draw:id="id84" draw:layer="layout" svg:width="1.779cm" svg:height="0.645cm" svg:x="16.955cm" svg:y="14.497cm">
          <draw:text-box>
            <text:p><text:span text:style-name="T1">tornado</text:span></text:p>
          </draw:text-box>
        </draw:frame>
        <draw:frame draw:style-name="gr1" draw:text-style-name="P1" xml:id="id85" draw:id="id85" draw:layer="layout" svg:width="2.287cm" svg:height="0.645cm" svg:x="16.955cm" svg:y="15.297cm">
          <draw:text-box>
            <text:p><text:span text:style-name="T1">earthquake</text:span></text:p>
          </draw:text-box>
        </draw:frame>
        <draw:frame draw:style-name="gr1" draw:text-style-name="P1" xml:id="id86" draw:id="id86" draw:layer="layout" svg:width="1.779cm" svg:height="0.645cm" svg:x="16.955cm" svg:y="16.097cm">
          <draw:text-box>
            <text:p><text:span text:style-name="T1">valcano</text:span></text:p>
          </draw:text-box>
        </draw:frame>
        <draw:frame draw:style-name="gr1" draw:text-style-name="P1" xml:id="id87" draw:id="id87" draw:layer="layout" svg:width="1.779cm" svg:height="0.645cm" svg:x="16.955cm" svg:y="16.897cm">
          <draw:text-box>
            <text:p><text:span text:style-name="T1">tsunami</text:span></text:p>
          </draw:text-box>
        </draw:frame>
        <draw:connector draw:style-name="gr4" draw:text-style-name="P2" draw:layer="layout" svg:x1="16.411cm" svg:y1="14.37cm" svg:x2="16.955cm" svg:y2="14.819cm" draw:start-shape="id83" draw:start-glue-point="2" draw:end-shape="id84" draw:end-glue-point="3" svg:d="m16411 14370v449h544" svg:viewBox="0 0 545 450">
          <text:p/>
        </draw:connector>
        <draw:connector draw:style-name="gr4" draw:text-style-name="P2" draw:layer="layout" svg:x1="16.411cm" svg:y1="14.37cm" svg:x2="16.955cm" svg:y2="15.619cm" draw:start-shape="id83" draw:start-glue-point="2" draw:end-shape="id85" svg:d="m16411 14370v1249h544" svg:viewBox="0 0 545 1250">
          <text:p/>
        </draw:connector>
        <draw:connector draw:style-name="gr4" draw:text-style-name="P2" draw:layer="layout" svg:x1="16.411cm" svg:y1="14.37cm" svg:x2="16.955cm" svg:y2="16.419cm" draw:start-shape="id83" draw:start-glue-point="2" draw:end-shape="id86" draw:end-glue-point="3" svg:d="m16411 14370v2049h544" svg:viewBox="0 0 545 2050">
          <text:p/>
        </draw:connector>
        <draw:connector draw:style-name="gr4" draw:text-style-name="P2" draw:layer="layout" svg:x1="16.411cm" svg:y1="14.37cm" svg:x2="16.955cm" svg:y2="17.219cm" draw:start-shape="id83" draw:start-glue-point="2" draw:end-shape="id87" draw:end-glue-point="3" svg:d="m16411 14370v2849h544" svg:viewBox="0 0 545 2850">
          <text:p/>
        </draw:connector>
        <draw:frame draw:style-name="gr5" draw:text-style-name="P1" xml:id="id88" draw:id="id88" draw:layer="layout" svg:width="2.287cm" svg:height="0.645cm" svg:x="13.461cm" svg:y="12.927cm">
          <draw:text-box>
            <text:p><text:span text:style-name="T1">56 disaster</text:span></text:p>
          </draw:text-box>
        </draw:frame>
        <draw:connector draw:style-name="gr4" draw:text-style-name="P2" draw:layer="layout" svg:x1="14.604cm" svg:y1="13.572cm" svg:x2="14.916cm" svg:y2="14.047cm" draw:start-shape="id88" draw:start-glue-point="2" draw:end-shape="id83" draw:end-glue-point="3" svg:d="m14604 13572v475h312" svg:viewBox="0 0 313 476">
          <text:p/>
        </draw:connector>
        <draw:frame draw:style-name="gr6" draw:text-style-name="P1" xml:id="id89" draw:id="id89" draw:layer="layout" svg:width="2.567cm" svg:height="0.647cm" svg:x="15.159cm" svg:y="17.768cm">
          <draw:text-box>
            <text:p><text:span text:style-name="T1">plane-crash</text:span></text:p>
          </draw:text-box>
        </draw:frame>
        <draw:frame draw:style-name="gr6" draw:text-style-name="P1" xml:id="id90" draw:id="id90" draw:layer="layout" svg:width="2.567cm" svg:height="0.647cm" svg:x="15.159cm" svg:y="18.568cm">
          <draw:text-box>
            <text:p><text:span text:style-name="T1">sinking-ship</text:span></text:p>
          </draw:text-box>
        </draw:frame>
        <draw:connector draw:style-name="gr4" draw:text-style-name="P2" draw:layer="layout" svg:x1="14.604cm" svg:y1="13.572cm" svg:x2="15.159cm" svg:y2="18.091cm" draw:start-shape="id88" draw:start-glue-point="2" draw:end-shape="id89" draw:end-glue-point="3" svg:d="m14604 13572v4519h555" svg:viewBox="0 0 556 4520">
          <text:p/>
        </draw:connector>
        <draw:connector draw:style-name="gr4" draw:text-style-name="P2" draw:layer="layout" svg:x1="14.604cm" svg:y1="13.572cm" svg:x2="15.159cm" svg:y2="18.891cm" draw:start-shape="id88" draw:start-glue-point="2" draw:end-shape="id90" draw:end-glue-point="3" svg:d="m14604 135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draw:layer="layout" svg:width="3.861cm" svg:height="1.039cm" svg:x="19.761cm" svg:y="12.927cm">
          <draw:text-box>
            <text:p><text:span text:style-name="T1">based-on-previously-written-material</text:span></text:p>
          </draw:text-box>
        </draw:frame>
        <draw:frame draw:style-name="gr1" draw:text-style-name="P1" draw:layer="layout" svg:width="3.345cm" svg:height="0.645cm" svg:x="22.055cm" svg:y="14.097cm">
          <draw:text-box>
            <text:p><text:span text:style-name="T1">58 based-on-book</text:span></text:p>
          </draw:text-box>
        </draw:frame>
        <draw:frame draw:style-name="gr1" draw:text-style-name="P1" draw:layer="layout" svg:width="4.361cm" svg:height="0.645cm" svg:x="22.055cm" svg:y="14.897cm">
          <draw:text-box>
            <text:p><text:span text:style-name="T1">59 based-on-short-story</text:span></text:p>
          </draw:text-box>
        </draw:frame>
        <draw:frame draw:style-name="gr1" draw:text-style-name="P1" draw:layer="layout" svg:width="3.218cm" svg:height="0.645cm" svg:x="22.055cm" svg:y="15.697cm">
          <draw:text-box>
            <text:p><text:span text:style-name="T1">60 based-on-play</text:span></text:p>
          </draw:text-box>
        </draw:frame>
        <draw:frame draw:style-name="gr1" draw:text-style-name="P1" draw:layer="layout" svg:width="3.345cm" svg:height="0.645cm" svg:x="22.055cm" svg:y="17.297cm">
          <draw:text-box>
            <text:p><text:span text:style-name="T1">based-on-musical</text:span></text:p>
          </draw:text-box>
        </draw:frame>
        <draw:frame draw:style-name="gr1" draw:text-style-name="P1" draw:layer="layout" svg:width="3.091cm" svg:height="0.645cm" svg:x="22.055cm" svg:y="18.097cm">
          <draw:text-box>
            <text:p><text:span text:style-name="T1">based-on-opera</text:span></text:p>
          </draw:text-box>
        </draw:frame>
        <draw:frame draw:style-name="gr1" draw:text-style-name="P1" draw:layer="layout" svg:width="4.869cm" svg:height="0.645cm" svg:x="22.055cm" svg:y="18.897cm">
          <draw:text-box>
            <text:p><text:span text:style-name="T1">64 based-on-comic-book(s)</text:span></text:p>
          </draw:text-box>
        </draw:frame>
        <draw:frame draw:style-name="gr1" draw:text-style-name="P1" draw:layer="layout" svg:width="4.488cm" svg:height="0.645cm" svg:x="22.055cm" svg:y="19.697cm">
          <draw:text-box>
            <text:p><text:span text:style-name="T1">81 based-on-video-game</text:span></text:p>
          </draw:text-box>
        </draw:frame>
        <draw:frame draw:style-name="gr1" draw:text-style-name="P1" draw:layer="layout" svg:width="4.267cm" svg:height="0.645cm" svg:x="24.054cm" svg:y="16.497cm">
          <draw:text-box>
            <text:p><text:span text:style-name="T1">based-on-shakespeare</text:span></text:p>
          </draw:text-box>
        </draw:frame>
        <draw:frame draw:style-name="gr1" draw:text-style-name="P1" draw:layer="layout" svg:width="2.965cm" svg:height="0.645cm" svg:x="22.054cm" svg:y="20.497cm">
          <draw:text-box>
            <text:p><text:span text:style-name="T1">based-on-poem</text:span></text:p>
          </draw:text-box>
        </draw:frame>
        <draw:frame draw:style-name="gr1" draw:text-style-name="P1" draw:layer="layout" svg:width="3.473cm" svg:height="0.645cm" svg:x="22.054cm" svg:y="21.297cm">
          <draw:text-box>
            <text:p><text:span text:style-name="T1">based-on-article(s)</text:span></text:p>
          </draw:text-box>
        </draw:frame>
        <draw:frame draw:style-name="gr1" draw:text-style-name="P1" draw:layer="layout" svg:width="2.965cm" svg:height="0.645cm" svg:x="22.054cm" svg:y="22.097cm">
          <draw:text-box>
            <text:p><text:span text:style-name="T1">based-on-song</text:span></text:p>
          </draw:text-box>
        </draw:frame>
        <draw:frame draw:style-name="gr1" draw:text-style-name="P1" draw:layer="layout" svg:width="3.981cm" svg:height="0.645cm" svg:x="22.054cm" svg:y="22.897cm">
          <draw:text-box>
            <text:p><text:span text:style-name="T1">based-on-radio-series</text:span></text:p>
          </draw:text-box>
        </draw:frame>
        <draw:frame draw:style-name="gr1" draw:text-style-name="P1" draw:layer="layout" svg:width="3.473cm" svg:height="0.645cm" svg:x="22.054cm" svg:y="23.697cm">
          <draw:text-box>
            <text:p><text:span text:style-name="T1">based-on-tv-show</text:span></text:p>
          </draw:text-box>
        </draw:frame>
        <draw:frame draw:style-name="gr8" draw:text-style-name="P1" draw:layer="layout" svg:width="4.997cm" svg:height="0.645cm" svg:x="22.054cm" svg:y="24.497cm">
          <draw:text-box>
            <text:p><text:span text:style-name="T1">based-on-stephen-king-work</text:span></text:p>
          </draw:text-box>
        </draw:frame>
        <draw:frame draw:style-name="gr1" draw:text-style-name="P1" xml:id="id91" draw:id="id91" draw:layer="layout" svg:width="1.694cm" svg:height="0.645cm" svg:x="29.224cm" svg:y="18.913cm">
          <draw:text-box>
            <text:p><text:span text:style-name="T1">art/arts</text:span></text:p>
          </draw:text-box>
        </draw:frame>
        <draw:frame draw:style-name="gr1" draw:text-style-name="P1" xml:id="id92" draw:id="id92" draw:layer="layout" svg:width="2.048cm" svg:height="0.645cm" svg:x="30.591cm" svg:y="19.702cm">
          <draw:text-box>
            <text:p><text:span text:style-name="T1">61 music</text:span></text:p>
          </draw:text-box>
        </draw:frame>
        <draw:frame draw:style-name="gr1" draw:text-style-name="P1" xml:id="id93" draw:id="id93" draw:layer="layout" svg:width="2.286cm" svg:height="0.645cm" svg:x="30.607cm" svg:y="20.447cm">
          <draw:text-box>
            <text:p><text:span text:style-name="T1">filmmaking</text:span></text:p>
          </draw:text-box>
        </draw:frame>
        <draw:frame draw:style-name="gr1" draw:text-style-name="P1" xml:id="id94" draw:id="id94" draw:layer="layout" svg:width="1.694cm" svg:height="0.645cm" svg:x="30.623cm" svg:y="21.213cm">
          <draw:text-box>
            <text:p><text:span text:style-name="T1">poetry</text:span></text:p>
          </draw:text-box>
        </draw:frame>
        <draw:frame draw:style-name="gr1" draw:text-style-name="P1" xml:id="id95" draw:id="id95" draw:layer="layout" svg:width="2.017cm" svg:height="0.645cm" svg:x="30.622cm" svg:y="22.013cm">
          <draw:text-box>
            <text:p><text:span text:style-name="T1">television</text:span></text:p>
          </draw:text-box>
        </draw:frame>
        <draw:frame draw:style-name="gr1" draw:text-style-name="P1" xml:id="id96" draw:id="id96" draw:layer="layout" svg:width="1.89cm" svg:height="0.645cm" svg:x="30.622cm" svg:y="22.813cm">
          <draw:text-box>
            <text:p><text:span text:style-name="T1">painting</text:span></text:p>
          </draw:text-box>
        </draw:frame>
        <draw:frame draw:style-name="gr1" draw:text-style-name="P1" xml:id="id97" draw:id="id97" draw:layer="layout" svg:width="2.525cm" svg:height="0.645cm" svg:x="30.622cm" svg:y="23.613cm">
          <draw:text-box>
            <text:p><text:span text:style-name="T1">photography</text:span></text:p>
          </draw:text-box>
        </draw:frame>
        <draw:frame draw:style-name="gr1" draw:text-style-name="P1" xml:id="id98" draw:id="id98" draw:layer="layout" svg:width="1.694cm" svg:height="0.645cm" svg:x="30.622cm" svg:y="24.413cm">
          <draw:text-box>
            <text:p><text:span text:style-name="T1">ballet</text:span></text:p>
          </draw:text-box>
        </draw:frame>
        <draw:frame draw:style-name="gr1" draw:text-style-name="P1" xml:id="id99" draw:id="id99" draw:layer="layout" svg:width="1.694cm" svg:height="0.645cm" svg:x="30.622cm" svg:y="25.213cm">
          <draw:text-box>
            <text:p><text:span text:style-name="T1">theater</text:span></text:p>
          </draw:text-box>
        </draw:frame>
        <draw:connector draw:style-name="gr4" draw:text-style-name="P2" draw:layer="layout" svg:x1="30.071cm" svg:y1="19.558cm" svg:x2="30.591cm" svg:y2="20.024cm" draw:start-shape="id91" draw:start-glue-point="2" draw:end-shape="id92" draw:end-glue-point="3" svg:d="m30071 19558v466h520" svg:viewBox="0 0 521 467">
          <text:p/>
        </draw:connector>
        <draw:connector draw:style-name="gr4" draw:text-style-name="P2" draw:layer="layout" svg:x1="30.071cm" svg:y1="19.558cm" svg:x2="30.607cm" svg:y2="20.769cm" draw:start-shape="id91" draw:start-glue-point="2" draw:end-shape="id93" draw:end-glue-point="3" svg:d="m30071 19558v1211h536" svg:viewBox="0 0 537 1212">
          <text:p/>
        </draw:connector>
        <draw:connector draw:style-name="gr4" draw:text-style-name="P2" draw:layer="layout" svg:x1="30.071cm" svg:y1="19.558cm" svg:x2="30.623cm" svg:y2="21.535cm" draw:start-shape="id91" draw:start-glue-point="2" draw:end-shape="id94" draw:end-glue-point="3" svg:d="m30071 19558v1977h552" svg:viewBox="0 0 553 1978">
          <text:p/>
        </draw:connector>
        <draw:connector draw:style-name="gr4" draw:text-style-name="P2" draw:layer="layout" svg:x1="30.071cm" svg:y1="19.558cm" svg:x2="30.622cm" svg:y2="22.335cm" draw:start-shape="id91" draw:start-glue-point="2" draw:end-shape="id95" draw:end-glue-point="3" svg:d="m30071 19558v2777h551" svg:viewBox="0 0 552 2778">
          <text:p/>
        </draw:connector>
        <draw:connector draw:style-name="gr4" draw:text-style-name="P2" draw:layer="layout" svg:x1="30.071cm" svg:y1="19.558cm" svg:x2="30.622cm" svg:y2="23.135cm" draw:start-shape="id91" draw:start-glue-point="2" draw:end-shape="id96" draw:end-glue-point="3" svg:d="m30071 19558v3577h551" svg:viewBox="0 0 552 3578">
          <text:p/>
        </draw:connector>
        <draw:connector draw:style-name="gr4" draw:text-style-name="P2" draw:layer="layout" svg:x1="30.071cm" svg:y1="19.558cm" svg:x2="30.622cm" svg:y2="23.935cm" draw:start-shape="id91" draw:start-glue-point="2" draw:end-shape="id97" draw:end-glue-point="3" svg:d="m30071 19558v4377h551" svg:viewBox="0 0 552 4378">
          <text:p/>
        </draw:connector>
        <draw:connector draw:style-name="gr4" draw:text-style-name="P2" draw:layer="layout" svg:x1="30.071cm" svg:y1="19.558cm" svg:x2="30.622cm" svg:y2="24.735cm" draw:start-shape="id91" draw:end-shape="id98" draw:end-glue-point="3" svg:d="m30071 19558v5177h551" svg:viewBox="0 0 552 5178">
          <text:p/>
        </draw:connector>
        <draw:connector draw:style-name="gr4" draw:text-style-name="P2" draw:layer="layout" svg:x1="30.071cm" svg:y1="19.558cm" svg:x2="30.622cm" svg:y2="25.535cm" draw:start-shape="id91" draw:start-glue-point="2" draw:end-shape="id99" draw:end-glue-point="3" svg:d="m30071 19558v5977h551" svg:viewBox="0 0 552 5978">
          <text:p/>
        </draw:connector>
        <draw:frame draw:style-name="gr1" draw:text-style-name="P1" draw:layer="layout" svg:width="4.574cm" svg:height="0.645cm" svg:x="5.205cm" svg:y="30.825cm">
          <draw:text-box>
            <text:p><text:span text:style-name="T1">63 graphic-sexual-content</text:span></text:p>
          </draw:text-box>
        </draw:frame>
        <draw:frame draw:style-name="gr1" draw:text-style-name="P1" draw:layer="layout" svg:width="3.177cm" svg:height="0.645cm" svg:x="5.205cm" svg:y="31.625cm">
          <draw:text-box>
            <text:p><text:span text:style-name="T1">graphic-violence</text:span></text:p>
          </draw:text-box>
        </draw:frame>
        <draw:frame draw:style-name="gr1" draw:text-style-name="P1" draw:layer="layout" svg:width="2.393cm" svg:height="0.645cm" svg:x="10.307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101" draw:id="id101" draw:layer="layout" svg:width="2.54cm" svg:height="0.645cm" svg:x="13.4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3.081cm" svg:y1="21.336cm" svg:x2="13.462cm" svg:y2="21.775cm" draw:start-shape="id100" draw:start-glue-point="2" draw:end-shape="id101" draw:end-glue-point="3" svg:d="m13081 21336v439h381" svg:viewBox="0 0 382 440">
          <text:p/>
        </draw:connector>
        <draw:frame draw:style-name="gr1" draw:text-style-name="P1" draw:layer="layout" svg:width="1.909cm" svg:height="0.645cm" svg:x="1.139cm" svg:y="31.611cm">
          <draw:text-box>
            <text:p><text:span text:style-name="T1">68 silen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03-12T18:25:26</dc:date>
    <dc:creator>Tyler Hayes</dc:creator>
    <meta:editing-duration>PT1H34M19S</meta:editing-duration>
    <meta:editing-cycles>28</meta:editing-cycles>
    <meta:generator>LibreOffice/3.5$Linux_X86_64 LibreOffice_project/350m1$Build-2</meta:generator>
    <meta:document-statistic meta:object-count="250"/>
  </office:meta>
</office:document-meta>
</file>